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ff0000" loext:opacity="100%" fo:font-size="15pt" fo:font-weight="bold" officeooo:rsid="000e7579" officeooo:paragraph-rsid="000e7579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0b93f8" officeooo:paragraph-rsid="000b93f8"/>
    </style:style>
    <style:style style:name="P3" style:family="paragraph" style:parent-style-name="Standard">
      <style:text-properties officeooo:paragraph-rsid="000cf7b7"/>
    </style:style>
    <style:style style:name="P4" style:family="paragraph" style:parent-style-name="Standard" style:list-style-name="L1">
      <style:text-properties officeooo:paragraph-rsid="000cf7b7"/>
    </style:style>
    <style:style style:name="P5" style:family="paragraph" style:parent-style-name="Standard">
      <style:text-properties officeooo:paragraph-rsid="000ce0e6"/>
    </style:style>
    <style:style style:name="P6" style:family="paragraph" style:parent-style-name="Standard" style:list-style-name="L2">
      <style:text-properties officeooo:rsid="000cbf35" officeooo:paragraph-rsid="000cbf35"/>
    </style:style>
    <style:style style:name="P7" style:family="paragraph" style:parent-style-name="Standard" style:list-style-name="L3">
      <style:text-properties officeooo:paragraph-rsid="000b93f8"/>
    </style:style>
    <style:style style:name="P8" style:family="paragraph" style:parent-style-name="Standard" style:list-style-name="L3">
      <style:text-properties officeooo:rsid="000b93f8" officeooo:paragraph-rsid="000b93f8"/>
    </style:style>
    <style:style style:name="P9" style:family="paragraph" style:parent-style-name="Standard" style:list-style-name="L4">
      <style:text-properties officeooo:rsid="000b93f8" officeooo:paragraph-rsid="000b93f8"/>
    </style:style>
    <style:style style:name="P10" style:family="paragraph" style:parent-style-name="Standard" style:list-style-name="L4">
      <style:text-properties officeooo:rsid="000b93f8" officeooo:paragraph-rsid="000cf7b7"/>
    </style:style>
    <style:style style:name="T1" style:family="text">
      <style:text-properties officeooo:rsid="000b93f8"/>
    </style:style>
    <style:style style:name="T2" style:family="text">
      <style:text-properties fo:font-weight="bold" officeooo:rsid="000b93f8" style:font-weight-asian="bold" style:font-weight-complex="bold"/>
    </style:style>
    <style:style style:name="T3" style:family="text">
      <style:text-properties officeooo:rsid="000ce0e6"/>
    </style:style>
    <style:style style:name="T4" style:family="text">
      <style:text-properties fo:font-variant="normal" fo:text-transform="none" fo:color="#dc143c" loext:opacity="100%" fo:font-family="Consolas, Menlo, 'courier new', monospace" fo:font-size="12pt" fo:letter-spacing="normal" fo:font-style="normal" fo:font-weight="normal" fo:background-color="#dedede" loext:char-shading-value="0" loext:padding="0cm" loext:border="none"/>
    </style:style>
    <style:style style:name="T5" style:family="text">
      <style:text-properties fo:font-variant="normal" fo:text-transform="none" fo:color="#000000" loext:opacity="100%" fo:font-family="'Segoe UI', apple-system, Arial, Verdana, sans-serif" fo:font-size="12pt" fo:letter-spacing="normal" fo:font-style="normal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f7b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k moet nog vierkantswortel en kwadraat, cosinus en sinus toevoegen en ook tangens als dat lukt.</text:p>
      <text:p text:style-name="P2"/>
      <text:p text:style-name="P2">Fontsize: 1.2rem: “root em” in verhouding tot de font-size van de &lt;html&gt; root</text:p>
      <text:p text:style-name="P2"><text:tab/>standaard is html root font-size: 16px</text:p>
      <text:p text:style-name="P2"/>
      <text:p text:style-name="P2">margin: 50px auto; er zijn maar twee waarden dus dit betekent waarde 1 staat voor: boven/onder</text:p>
      <text:p text:style-name="P2"><text:tab/>waarde 2 staat voor: links en rechts.</text:p>
      <text:p text:style-name="P2"><text:tab/>Bij margin kunnen er dus ook vier elementen aanwezig zijn</text:p>
      <text:p text:style-name="P2"/>
      <text:p text:style-name="P3"><text:span text:style-name="T1">flex: 1 1 </text:span><text:span text:style-name="T2">25%</text:span><text:span text:style-name="T1">; </text:span><text:span text:style-name="T3">flex-grow, flex-shrink, flex-basis</text:span></text:p>
      <text:list text:style-name="L1">
        <text:list-item>
          <text:list>
            <text:list-item>
              <text:p text:style-name="P4"><text:span text:style-name="Source_20_Text"><text:span text:style-name="T4">order</text:span></text:span><text:span text:style-name="T5"> - Specifies the display order of the flex items inside the flex container</text:span></text:p>
            </text:list-item>
            <text:list-item>
              <text:p text:style-name="P4"><text:span text:style-name="Source_20_Text"><text:span text:style-name="T4">flex-grow</text:span></text:span><text:span text:style-name="T5"> - Specifies how much a flex item will grow relative to the rest of the flex items</text:span></text:p>
            </text:list-item>
            <text:list-item>
              <text:p text:style-name="P4"><text:span text:style-name="Source_20_Text"><text:span text:style-name="T4">flex-shrink</text:span></text:span><text:span text:style-name="T5"> - Specifies how much a flex item will shrink relative to the rest of the flex items</text:span></text:p>
            </text:list-item>
            <text:list-item>
              <text:p text:style-name="P4"><text:span text:style-name="Source_20_Text"><text:span text:style-name="T4">flex-basis</text:span></text:span><text:span text:style-name="T5"> - Specifies the initial length of a flex item</text:span></text:p>
            </text:list-item>
            <text:list-item>
              <text:p text:style-name="P4"><text:span text:style-name="Source_20_Text"><text:span text:style-name="T4">flex</text:span></text:span><text:span text:style-name="T5"> - Shorthand property for </text:span><text:span text:style-name="Source_20_Text"><text:span text:style-name="T4">flex-grow</text:span></text:span><text:span text:style-name="T5">, </text:span><text:span text:style-name="Source_20_Text"><text:span text:style-name="T4">flex-shrink</text:span></text:span><text:span text:style-name="T5">, and </text:span><text:span text:style-name="Source_20_Text"><text:span text:style-name="T4">flex-basis</text:span></text:span></text:p>
            </text:list-item>
            <text:list-item>
              <text:p text:style-name="P4"><text:span text:style-name="Source_20_Text"><text:span text:style-name="T4">align-self</text:span></text:span><text:span text:style-name="T5"> - Specifies the alignment for the flex item inside the flex container</text:span></text:p>
            </text:list-item>
          </text:list>
        </text:list-item>
      </text:list>
      <text:p text:style-name="P5"/>
      <text:list text:style-name="L2">
        <text:list-item>
          <text:p text:style-name="P6">probleem met gap, gap neemt plaats in en dus is <text:span text:style-name="T6">25%</text:span> voor 4 knoppen te groot. In realiteit gebruik ik maar 22%.</text:p>
        </text:list-item>
      </text:list>
      <text:p text:style-name="P2"/>
      <text:p text:style-name="P2">display: flex;<text:tab/>hiermee maak je van een container een flexbox container</text:p>
      <text:list text:style-name="L3">
        <text:list-item>
          <text:p text:style-name="P7"><text:span text:style-name="T1">alle directe kinderen van deze container worden flex-items</text:span></text:p>
        </text:list-item>
        <text:list-item>
          <text:p text:style-name="P8">gemakkelijke “flex”ibele manier van uitlijnen</text:p>
        </text:list-item>
        <text:list-item>
          <text:p text:style-name="P8">flexbox zorgt automatisch voor:</text:p>
          <text:list>
            <text:list-item>
              <text:p text:style-name="P8">horizontale en verticale uitlijning.</text:p>
            </text:list-item>
            <text:list-item>
              <text:p text:style-name="P8">Ruimte verdelen tussen items</text:p>
            </text:list-item>
            <text:list-item>
              <text:p text:style-name="P8">items laten groeien of krimpen</text:p>
            </text:list-item>
          </text:list>
        </text:list-item>
      </text:list>
      <text:p text:style-name="P2"/>
      <text:p text:style-name="P2">flex-wrap: wrap;</text:p>
      <text:list text:style-name="L4">
        <text:list-item>
          <text:p text:style-name="P9">standaard plaatst flexbox alles in één rij (nowrap)</text:p>
        </text:list-item>
        <text:list-item>
          <text:p text:style-name="P9">met wrap mag een item naar een volgende rij gaan als er niet genoeg ruimte is</text:p>
        </text:list-item>
        <text:list-item>
          <text:p text:style-name="P10">dus als de hoofdcontainer display: flex flex-wrap: wrap heeft, kan een element flex: 1 1 25% hebben zoals hierboven uitgelegd. </text:p>
          <text:list>
            <text:list-item>
              <text:p text:style-name="P10">1 voor groeien als <text:span text:style-name="T7">andere flex-elementen</text:span>, </text:p>
            </text:list-item>
            <text:list-item>
              <text:p text:style-name="P10">1 voor krimpen als <text:span text:style-name="T7">andere flex-elementen</text:span> </text:p>
            </text:list-item>
            <text:list-item>
              <text:p text:style-name="P10">25% 1/4de van de breedte van de parent container dus 4 knoppen op een rij <text:span text:style-name="T7">(in theorie)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7:35:36.527843700</meta:creation-date>
    <dc:date>2026-01-25T19:02:30.974291500</dc:date>
    <meta:editing-duration>PT53M23S</meta:editing-duration>
    <meta:editing-cycles>4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28" meta:word-count="314" meta:character-count="1788" meta:non-whitespace-character-count="1515"/>
  </office:meta>
</office:document-meta>
</file>